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officeooo:rsid="0005c45a" officeooo:paragraph-rsid="0005c45a" style:font-size-asian="12pt" style:font-size-complex="12pt"/>
    </style:style>
    <style:style style:name="P3" style:family="paragraph" style:parent-style-name="Preformatted_20_Text">
      <style:text-properties fo:font-size="12pt" officeooo:rsid="00074e88" officeooo:paragraph-rsid="00074e88" style:font-size-asian="12pt" style:font-size-complex="12pt"/>
    </style:style>
    <style:style style:name="P4" style:family="paragraph" style:parent-style-name="Preformatted_20_Text">
      <style:text-properties fo:font-size="12pt" officeooo:rsid="0008586b" officeooo:paragraph-rsid="0008586b" style:font-size-asian="12pt" style:font-size-complex="12pt"/>
    </style:style>
    <style:style style:name="P5" style:family="paragraph" style:parent-style-name="Preformatted_20_Text">
      <style:text-properties fo:font-size="12pt" officeooo:rsid="0009e67a" officeooo:paragraph-rsid="0009e67a" style:font-size-asian="12pt" style:font-size-complex="12pt"/>
    </style:style>
    <style:style style:name="P6" style:family="paragraph" style:parent-style-name="Preformatted_20_Text">
      <style:text-properties fo:font-size="12pt" officeooo:rsid="000a785d" officeooo:paragraph-rsid="000a785d" style:font-size-asian="12pt" style:font-size-complex="12pt"/>
    </style:style>
    <style:style style:name="P7" style:family="paragraph" style:parent-style-name="Preformatted_20_Text">
      <style:text-properties fo:font-size="12pt" fo:font-style="italic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fo:font-size="12pt" fo:font-style="normal" officeooo:rsid="0005c45a" officeooo:paragraph-rsid="0005c45a" style:font-size-asian="12pt" style:font-style-asian="normal" style:font-size-complex="12pt" style:font-style-complex="normal"/>
    </style:style>
    <style:style style:name="T1" style:family="text">
      <style:text-properties officeooo:rsid="0002b9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7.2.2</text:p>
      <text:p text:style-name="P1">2:17 <text:s text:c="10"/>LBC 4.3.9</text:p>
      <text:p text:style-name="P1">2:18 <text:s text:c="10"/>LBC 25.2.2</text:p>
      <text:p text:style-name="P1">2:24 <text:s text:c="10"/>LBC 25.1.1</text:p>
      <text:p text:style-name="P1">3:6 <text:s text:c="11"/>LBC 9.2.3</text:p>
      <text:p text:style-name="P1">3:6 <text:s text:c="11"/>LBC 4.2.8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50:20 <text:s text:c="9"/>LBC 5.4.13</text:p>
      <text:h text:style-name="Heading_20_1" text:outline-level="1">Exodus</text:h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h text:style-name="Heading_20_1" text:outline-level="1">Leviticus</text:h>
      <text:p text:style-name="P1">19:12 <text:s text:c="9"/>LBC 23.3.6</text:p>
      <text:p text:style-name="P1">Numbers</text:p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h text:style-name="Heading_20_1" text:outline-level="1">2 Kings</text:h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h text:style-name="Heading_20_1" text:outline-level="1">Psalm<text:span text:style-name="T1">s</text:span></text:h>
      <text:p text:style-name="P1">2:6 <text:s text:c="11"/>LBC 8.1.4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2 <text:s text:c="6"/>LBC 17.1.2</text:p>
      <text:p text:style-name="P1">89:31-33 <text:s text:c="6"/>LBC 11.5.16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6:11 <text:s text:c="8"/>LBC 18.4.15</text:p>
      <text:p text:style-name="P1">116:12-13 <text:s text:c="5"/>LBC 16.2.4</text:p>
      <text:p text:style-name="P1">119:6 <text:s text:c="9"/>LBC 15.3.6</text:p>
      <text:p text:style-name="P1">147:20 <text:s text:c="8"/>LBC 20.3.6</text:p>
      <text:h text:style-name="Heading_20_1" text:outline-level="1">Proverbs</text:h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<text:soft-page-break/>Ecclesiastes</text:h>
      <text:p text:style-name="P1">7:20 <text:s text:c="10"/>LBC 15.2.2</text:p>
      <text:p text:style-name="P1">7:29 <text:s text:c="10"/>LBC 4.2.6</text:p>
      <text:p text:style-name="P1">7:29 <text:s text:c="10"/>LBC 9.2.2</text:p>
      <text:h text:style-name="Heading_20_1" text:outline-level="1">Isaiah</text:h>
      <text:p text:style-name="P1">1:16-18 <text:s text:c="7"/>LBC 15.5.9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3"><text:soft-page-break/>(Luke cont.)</text:p>
      <text:p text:style-name="P1">22:32 <text:s text:c="9"/>LBC 18.4.18</text:p>
      <text:p text:style-name="P1">24:27,44 <text:s text:c="6"/>LBC 1.3.6</text:p>
      <text:h text:style-name="Heading_20_1" text:outline-level="1">John</text:h>
      <text:p text:style-name="P1">1:2-3 <text:s text:c="9"/>LBC 4.1.1</text:p>
      <text:p text:style-name="P1">1:12 <text:s text:c="10"/>LBC 14.2.10</text:p>
      <text:p text:style-name="P1">1:12 <text:s text:c="10"/>LBC 11.1.5</text:p>
      <text:p text:style-name="P1">1:14,18 <text:s text:c="7"/>LBC 2.3.29</text:p>
      <text:p text:style-name="P1">1:14 <text:s text:c="10"/>LBC 8.2.9</text:p>
      <text:p text:style-name="P1">1:14 <text:s text:c="10"/>LBC 8.3.17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5:22,27 <text:s text:c="7"/>LBC 8.3.20</text:p>
      <text:p text:style-name="P1">5:39 <text:s text:c="10"/>LBC 1.8.17</text:p>
      <text:p text:style-name="P1">6:37 <text:s text:c="10"/>LBC 8.8.38</text:p>
      <text:p text:style-name="P1">6:44-45 <text:s text:c="7"/>LBC 10.4.13</text:p>
      <text:p text:style-name="P1">6:44 <text:s text:c="10"/>LBC 20.4.9</text:p>
      <text:p text:style-name="P1">6:45 <text:s text:c="10"/>LBC 1.6.10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3">(Acts cont.)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8.1.7</text:p>
      <text:p text:style-name="P1">17:31 <text:s text:c="9"/>LBC 32.1.1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6.5.14</text:p>
      <text:p text:style-name="P1">3:20 <text:s text:c="10"/>LBC 19.6.14</text:p>
      <text:p text:style-name="P1">3:23 <text:s text:c="10"/>LBC 6.2.3</text:p>
      <text:p text:style-name="P1">3:24 <text:s text:c="10"/>LBC 11.1.1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4"><text:soft-page-break/>(Romans cont.)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3.11</text:p>
      <text:p text:style-name="P1">6:14 <text:s text:c="10"/>LBC 13.1.3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-25 <text:s text:c="7"/>LBC 6.5.14</text:p>
      <text:p text:style-name="P1">7:23 <text:s text:c="10"/>LBC 13.3.10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30 <text:s text:c="10"/>LBC 17.2.4</text:p>
      <text:p text:style-name="P1">8:30 <text:s text:c="10"/>LBC 3.6.15</text:p>
      <text:p text:style-name="P1">8:30 <text:s text:c="10"/>LBC 10.1.1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.3.9</text:p>
      <text:p text:style-name="P1">9:22-23 <text:s text:c="7"/>LBC 32.2.4</text:p>
      <text:p text:style-name="P1">10:5 <text:s text:c="10"/>LBC 19.1.2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5">(1 Corinthians cont.)</text:p>
      <text:p text:style-name="P1">7:2,9 <text:s text:c="9"/>LBC 25.2.4</text:p>
      <text:p text:style-name="P1">7:2,9 <text:s text:c="9"/>LBC 23.5.9</text:p>
      <text:p text:style-name="P1">7:39 <text:s text:c="10"/>LBC 25.3.6</text:p>
      <text:p text:style-name="P1">9:6-14 <text:s text:c="8"/>LBC 26.10.23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1.1</text:p>
      <text:p text:style-name="P1">11:23-26 <text:s text:c="6"/>LBC 30.3.5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3:8 <text:s text:c="11"/>LBC 11.4.11</text:p>
      <text:p text:style-name="P1">3:9 <text:s text:c="11"/>LBC 11.6.18</text:p>
      <text:p text:style-name="P1">3:10,12 <text:s text:c="7"/>LBC 19.1.3</text:p>
      <text:p text:style-name="P1">3:13 <text:s text:c="10"/>LBC 8.4.23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<text:soft-page-break/>Ephesians</text:h>
      <text:p text:style-name="P1">1:4,9,11 <text:s text:c="6"/>LBC 3.5.11</text:p>
      <text:p text:style-name="P1">1:5-6 <text:s text:c="9"/>LBC 3.3.8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2:2-9 <text:s text:c="9"/>LBC 26.4.8</text:p>
      <text:h text:style-name="Heading_20_1" text:outline-level="1">1 Timothy</text:h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3:16 <text:s text:c="10"/>LBC 1.2.5</text:p>
      <text:p text:style-name="P1">4:2 <text:s text:c="11"/>LBC 22.5.17</text:p>
      <text:h text:style-name="Heading_20_1" text:outline-level="1"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6"><text:soft-page-break/>(Hebrews cont.)</text:p>
      <text:p text:style-name="P1">10:24-25 <text:s text:c="6"/>LBC 27.2.4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  <text:h text:style-name="Heading_20_1" text:outline-level="1"/>
      <text:h text:style-name="Heading_20_1" text:outline-level="1">Legend:</text:h>
      <text:p text:style-name="P7">The Scripture chapter:verse format </text:p>
      <text:p text:style-name="P7">is self explanatory.</text:p>
      <text:p text:style-name="P1"/>
      <text:p text:style-name="P7">With regards to the x.x.x format</text:p>
      <text:p text:style-name="P7">following the LBC:</text:p>
      <text:p text:style-name="P7">The first number refers to the</text:p>
      <text:p text:style-name="P7">chapter in the Confession; the</text:p>
      <text:p text:style-name="P7">second to the paragraph within the</text:p>
      <text:p text:style-name="P7">chapter, and the third to the</text:p>
      <text:p text:style-name="P7">associated footnote.</text:p>
      <text:p text:style-name="P7"/>
      <text:h text:style-name="Heading_20_1" text:outline-level="1">Contact Information</text:h>
      <text:p text:style-name="P8">Please send errata or inquiries for other ARBCA related works or how to send a financial gift to:</text:p>
      <text:p text:style-name="P8"/>
      <text:p text:style-name="P8">Stephen MacKenzie<text:line-break/><text:a xlink:type="simple" xlink:href="mailto:stevemac321@live.com" text:style-name="Internet_20_link" text:visited-style-name="Visited_20_Internet_20_Link">stevemac321@live.com</text:a></text:p>
      <text:p text:style-name="P8"/>
      <text:h text:style-name="Heading_20_1" text:outline-level="1">Other Works:</text:h>
      <text:p text:style-name="P8"><text:span text:style-name="T3">1689 London Baptist Confession of Faith and Catechism</text:span> (ARBCA version) containing paragraph footnote indicators and with associated Scripture references expanded in full text in either KJV or ASV.</text:p>
      <text:p text:style-name="P8"/>
      <text:p text:style-name="P8"><text:span text:style-name="T3">1689 London Baptist Confession of Faith and Catechism</text:span> (ARBCA version) containing paragraph footnote indicators with associated references that “popup” in Bible Software for Logos and for Bibleworks.</text:p>
      <text:p text:style-name="P1"/>
      <text:p text:style-name="P2">God Bless,<text:line-break/>Ste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 style:writing-mode="pag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22:34:57.302513364</dc:date>
    <meta:editing-duration>PT19M8S</meta:editing-duration>
    <meta:editing-cycles>10</meta:editing-cycles>
    <meta:generator>LibreOffice/5.4.2.2$Linux_X86_64 LibreOffice_project/40m0$Build-2</meta:generator>
    <meta:document-statistic meta:table-count="0" meta:image-count="0" meta:object-count="0" meta:page-count="6" meta:paragraph-count="506" meta:word-count="1506" meta:character-count="12257" meta:non-whitespace-character-count="7377"/>
  </office:meta>
</office:document-meta>
</file>